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rviceControlGenerator.generateJCXs( File wsdlDirectory , File outputDir , String pkgName , String wsdlRuntimePath , boolean copyWsd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erviceControlGenerator.getClass( QName xmlType , QName itemXmlType , boolean is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ServiceControlGenerator.generateWSC( URL wsdlURL , File outputDir , String pkgName , String wsdlRuntimePath , boolean copyWsdl , QName serviceQName , String service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erviceControlGenerator.genWsc( URI wsdlURI , String wsdlFileName , File outputDir , String pkgName , String wsdlRuntimePath , boolean copyWsdl , QName serviceQName , String servicePort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WebServiceControlGenerator.buildMethodList( Wsdl wsdlDefin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ebServiceControlGenerator.initializeVelo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erviceControlGenerator.getJcxWriter( File outputDir , String packageName , String servic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SDLFilter.accept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ControlGenerator.generateJCX( File wsdlFile , File outputDir , String pkgName , String wsdlRuntimePath , boolean copyWsdl , QName serviceQName , String service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